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8cm"/>
    </style:style>
    <style:style style:name="co3" style:family="table-column">
      <style:table-column-properties fo:break-before="auto" style:column-width="3.822cm"/>
    </style:style>
    <style:style style:name="co4" style:family="table-column">
      <style:table-column-properties fo:break-before="auto" style:column-width="3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4.51cm" svg:y="27.252cm">
            <draw:object draw:notify-on-update-of-ranges="Φύλλο1.A2:Φύλλο1.A31 Φύλλο1.B1:Φύλλο1.B1 Φύλλο1.B2:Φύλλο1.B31 Φύλλο1.A2:Φύλλο1.A31 Φύλλο1.C1:Φύλλο1.C1 Φύλλο1.C2:Φύλλο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tilde</text:p>
          </table:table-cell>
          <table:table-cell office:value-type="string" calcext:value-type="string">
            <text:p>SYMMETRIC</text:p>
          </table:table-cell>
          <table:table-cell office:value-type="string" calcext:value-type="string">
            <text:p>ANTISYMMETRIC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913" calcext:value-type="float">
            <text:p>0,913</text:p>
          </table:table-cell>
          <table:table-cell office:value-type="float" office:value="0.9878" calcext:value-type="float">
            <text:p>0,987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918" calcext:value-type="float">
            <text:p>0,918</text:p>
          </table:table-cell>
          <table:table-cell office:value-type="float" office:value="0.9852" calcext:value-type="float">
            <text:p>0,985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922" calcext:value-type="float">
            <text:p>0,922</text:p>
          </table:table-cell>
          <table:table-cell office:value-type="float" office:value="0.9828" calcext:value-type="float">
            <text:p>0,982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926" calcext:value-type="float">
            <text:p>0,926</text:p>
          </table:table-cell>
          <table:table-cell office:value-type="float" office:value="0.9806" calcext:value-type="float">
            <text:p>0,98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85" calcext:value-type="float">
            <text:p>0,978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766" calcext:value-type="float">
            <text:p>0,976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935" calcext:value-type="float">
            <text:p>0,935</text:p>
          </table:table-cell>
          <table:table-cell office:value-type="float" office:value="0.9748" calcext:value-type="float">
            <text:p>0,974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37" calcext:value-type="float">
            <text:p>0,937</text:p>
          </table:table-cell>
          <table:table-cell office:value-type="float" office:value="0.9732" calcext:value-type="float">
            <text:p>0,973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939" calcext:value-type="float">
            <text:p>0,939</text:p>
          </table:table-cell>
          <table:table-cell office:value-type="float" office:value="0.9718" calcext:value-type="float">
            <text:p>0,9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1" calcext:value-type="float">
            <text:p>0,941</text:p>
          </table:table-cell>
          <table:table-cell office:value-type="float" office:value="0.9704" calcext:value-type="float">
            <text:p>0,970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942" calcext:value-type="float">
            <text:p>0,942</text:p>
          </table:table-cell>
          <table:table-cell office:value-type="float" office:value="0.9692" calcext:value-type="float">
            <text:p>0,969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944" calcext:value-type="float">
            <text:p>0,944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945" calcext:value-type="float">
            <text:p>0,945</text:p>
          </table:table-cell>
          <table:table-cell office:value-type="float" office:value="0.967" calcext:value-type="float">
            <text:p>0,96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66" calcext:value-type="float">
            <text:p>0,96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947" calcext:value-type="float">
            <text:p>0,947</text:p>
          </table:table-cell>
          <table:table-cell office:value-type="float" office:value="0.9652" calcext:value-type="float">
            <text:p>0,965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948" calcext:value-type="float">
            <text:p>0,948</text:p>
          </table:table-cell>
          <table:table-cell office:value-type="float" office:value="0.9644" calcext:value-type="float">
            <text:p>0,9644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636" calcext:value-type="float">
            <text:p>0,963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9497" calcext:value-type="float">
            <text:p>0,9497</text:p>
          </table:table-cell>
          <table:table-cell office:value-type="float" office:value="0.963" calcext:value-type="float">
            <text:p>0,96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9503" calcext:value-type="float">
            <text:p>0,9503</text:p>
          </table:table-cell>
          <table:table-cell office:value-type="float" office:value="0.9624" calcext:value-type="float">
            <text:p>0,9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09" calcext:value-type="float">
            <text:p>0,9509</text:p>
          </table:table-cell>
          <table:table-cell office:value-type="float" office:value="0.9618" calcext:value-type="float">
            <text:p>0,961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9515" calcext:value-type="float">
            <text:p>0,9515</text:p>
          </table:table-cell>
          <table:table-cell office:value-type="float" office:value="0.9614" calcext:value-type="float">
            <text:p>0,9614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609" calcext:value-type="float">
            <text:p>0,960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9524" calcext:value-type="float">
            <text:p>0,9524</text:p>
          </table:table-cell>
          <table:table-cell office:value-type="float" office:value="0.9605" calcext:value-type="float">
            <text:p>0,9605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9528" calcext:value-type="float">
            <text:p>0,9528</text:p>
          </table:table-cell>
          <table:table-cell office:value-type="float" office:value="0.9601" calcext:value-type="float">
            <text:p>0,960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9532" calcext:value-type="float">
            <text:p>0,9532</text:p>
          </table:table-cell>
          <table:table-cell office:value-type="float" office:value="0.9598" calcext:value-type="float">
            <text:p>0,9598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9535" calcext:value-type="float">
            <text:p>0,9535</text:p>
          </table:table-cell>
          <table:table-cell office:value-type="float" office:value="0.9595" calcext:value-type="float">
            <text:p>0,9595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9538" calcext:value-type="float">
            <text:p>0,9538</text:p>
          </table:table-cell>
          <table:table-cell office:value-type="float" office:value="0.9592" calcext:value-type="float">
            <text:p>0,959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95407" calcext:value-type="float">
            <text:p>0,95407</text:p>
          </table:table-cell>
          <table:table-cell office:value-type="float" office:value="0.959" calcext:value-type="float">
            <text:p>0,959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9543" calcext:value-type="float">
            <text:p>0,9543</text:p>
          </table:table-cell>
          <table:table-cell office:value-type="float" office:value="0.9587" calcext:value-type="float">
            <text:p>0,9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45" calcext:value-type="float">
            <text:p>0,9545</text:p>
          </table:table-cell>
          <table:table-cell office:value-type="float" office:value="0.9585" calcext:value-type="float">
            <text:p>0,9585</text:p>
          </table:table-cell>
        </table:table-row>
      </table:table>
      <table:table table:name="0_1.5" table:style-name="ta1">
        <table:shapes>
          <draw:frame draw:z-index="0" draw:style-name="gr1" draw:text-style-name="P1" svg:width="15.999cm" svg:height="8.999cm" svg:x="2.137cm" svg:y="25.518cm">
            <draw:object draw:notify-on-update-of-ranges="'0_1.5'.A1:'0_1.5'.A1 '0_1.5'.A2:'0_1.5'.A31 '0_1.5'.B1:'0_1.5'.B1 '0_1.5'.B2:'0_1.5'.B31 '0_1.5'.A1:'0_1.5'.A1 '0_1.5'.A2:'0_1.5'.A31 '0_1.5'.C1:'0_1.5'.C1 '0_1.5'.C2:'0_1.5'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til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913" calcext:value-type="float">
            <text:p>0,913</text:p>
          </table:table-cell>
          <table:table-cell office:value-type="float" office:value="0.98778" calcext:value-type="float">
            <text:p>0,9877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91791" calcext:value-type="float">
            <text:p>0,91791</text:p>
          </table:table-cell>
          <table:table-cell office:value-type="float" office:value="0.98519" calcext:value-type="float">
            <text:p>0,9851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922157" calcext:value-type="float">
            <text:p>0,922157</text:p>
          </table:table-cell>
          <table:table-cell office:value-type="float" office:value="0.982787" calcext:value-type="float">
            <text:p>0,98278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925884" calcext:value-type="float">
            <text:p>0,925884</text:p>
          </table:table-cell>
          <table:table-cell office:value-type="float" office:value="0.980559" calcext:value-type="float">
            <text:p>0,98055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929163" calcext:value-type="float">
            <text:p>0,929163</text:p>
          </table:table-cell>
          <table:table-cell office:value-type="float" office:value="0.978499" calcext:value-type="float">
            <text:p>0,97849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932057" calcext:value-type="float">
            <text:p>0,932057</text:p>
          </table:table-cell>
          <table:table-cell office:value-type="float" office:value="0.976598" calcext:value-type="float">
            <text:p>0,97659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934618" calcext:value-type="float">
            <text:p>0,934618</text:p>
          </table:table-cell>
          <table:table-cell office:value-type="float" office:value="0.974847" calcext:value-type="float">
            <text:p>0,97484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36889" calcext:value-type="float">
            <text:p>0,936889</text:p>
          </table:table-cell>
          <table:table-cell office:value-type="float" office:value="0.973236" calcext:value-type="float">
            <text:p>0,97323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938909" calcext:value-type="float">
            <text:p>0,938909</text:p>
          </table:table-cell>
          <table:table-cell office:value-type="float" office:value="0.971756" calcext:value-type="float">
            <text:p>0,971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0747" calcext:value-type="float">
            <text:p>0,940747</text:p>
          </table:table-cell>
          <table:table-cell office:value-type="float" office:value="0.970398" calcext:value-type="float">
            <text:p>0,97039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94231" calcext:value-type="float">
            <text:p>0,94231</text:p>
          </table:table-cell>
          <table:table-cell office:value-type="float" office:value="0.969154" calcext:value-type="float">
            <text:p>0,969154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943743" calcext:value-type="float">
            <text:p>0,943743</text:p>
          </table:table-cell>
          <table:table-cell office:value-type="float" office:value="0.968016" calcext:value-type="float">
            <text:p>0,968016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945024" calcext:value-type="float">
            <text:p>0,945024</text:p>
          </table:table-cell>
          <table:table-cell office:value-type="float" office:value="0.96697" calcext:value-type="float">
            <text:p>0,9669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94617" calcext:value-type="float">
            <text:p>0,94617</text:p>
          </table:table-cell>
          <table:table-cell office:value-type="float" office:value="0.966025" calcext:value-type="float">
            <text:p>0,96602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9472" calcext:value-type="float">
            <text:p>0,9472</text:p>
          </table:table-cell>
          <table:table-cell office:value-type="float" office:value="0.9652" calcext:value-type="float">
            <text:p>0,965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94812" calcext:value-type="float">
            <text:p>0,94812</text:p>
          </table:table-cell>
          <table:table-cell office:value-type="float" office:value="0.9644" calcext:value-type="float">
            <text:p>0,9644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94895" calcext:value-type="float">
            <text:p>0,94895</text:p>
          </table:table-cell>
          <table:table-cell office:value-type="float" office:value="0.96365" calcext:value-type="float">
            <text:p>0,96365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9497" calcext:value-type="float">
            <text:p>0,9497</text:p>
          </table:table-cell>
          <table:table-cell office:value-type="float" office:value="0.96299" calcext:value-type="float">
            <text:p>0,96299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95037" calcext:value-type="float">
            <text:p>0,95037</text:p>
          </table:table-cell>
          <table:table-cell office:value-type="float" office:value="0.96239" calcext:value-type="float">
            <text:p>0,96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097" calcext:value-type="float">
            <text:p>0,95097</text:p>
          </table:table-cell>
          <table:table-cell office:value-type="float" office:value="0.96185" calcext:value-type="float">
            <text:p>0,9618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95151" calcext:value-type="float">
            <text:p>0,95151</text:p>
          </table:table-cell>
          <table:table-cell office:value-type="float" office:value="0.96135" calcext:value-type="float">
            <text:p>0,9613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609" calcext:value-type="float">
            <text:p>0,960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952439" calcext:value-type="float">
            <text:p>0,952439</text:p>
          </table:table-cell>
          <table:table-cell office:value-type="float" office:value="0.9605" calcext:value-type="float">
            <text:p>0,9605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95284" calcext:value-type="float">
            <text:p>0,95284</text:p>
          </table:table-cell>
          <table:table-cell office:value-type="float" office:value="0.96013" calcext:value-type="float">
            <text:p>0,9601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95319" calcext:value-type="float">
            <text:p>0,95319</text:p>
          </table:table-cell>
          <table:table-cell office:value-type="float" office:value="0.95979" calcext:value-type="float">
            <text:p>0,9597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95352" calcext:value-type="float">
            <text:p>0,95352</text:p>
          </table:table-cell>
          <table:table-cell office:value-type="float" office:value="0.95949" calcext:value-type="float">
            <text:p>0,95949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95381" calcext:value-type="float">
            <text:p>0,95381</text:p>
          </table:table-cell>
          <table:table-cell office:value-type="float" office:value="0.959209" calcext:value-type="float">
            <text:p>0,959209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95407" calcext:value-type="float">
            <text:p>0,95407</text:p>
          </table:table-cell>
          <table:table-cell office:value-type="float" office:value="0.95896" calcext:value-type="float">
            <text:p>0,9589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95431" calcext:value-type="float">
            <text:p>0,95431</text:p>
          </table:table-cell>
          <table:table-cell office:value-type="float" office:value="0.9587" calcext:value-type="float">
            <text:p>0,9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452" calcext:value-type="float">
            <text:p>0,95452</text:p>
          </table:table-cell>
          <table:table-cell office:value-type="float" office:value="0.95852" calcext:value-type="float">
            <text:p>0,95852</text:p>
          </table:table-cell>
        </table:table-row>
      </table:table>
      <table:table table:name="0.9_1.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til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9199" calcext:value-type="float">
            <text:p>0,9199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9199" calcext:value-type="float">
            <text:p>0,9199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922157" calcext:value-type="float">
            <text:p>0,922157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92588" calcext:value-type="float">
            <text:p>0,92588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92916" calcext:value-type="float">
            <text:p>0,92916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93206" calcext:value-type="float">
            <text:p>0,93206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,6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08:30:21.922788134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1:45:11.753730870</meta:creation-date>
    <dc:date>2023-11-22T11:45:35.366966184</dc:date>
    <meta:editing-duration>PT3H46M5S</meta:editing-duration>
    <meta:editing-cycles>83</meta:editing-cycles>
    <meta:generator>LibreOffice/7.5.8.2$Linux_X86_64 LibreOffice_project/50$Build-2</meta:generator>
    <meta:document-statistic meta:table-count="3" meta:cell-count="22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fo:language="en" fo:country="US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ans:subs=1'" style:font-style-name="Κανονικά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family="'Liberation Sans:subs=1'" style:font-style-name="Κανονικά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41cm" svg:y="3.963cm" style:legend-expansion="high" chart:style-name="ch2"/>
        <chart:plot-area chart:style-name="ch3" table:cell-range-address="Φύλλο1.A2:Φύλλο1.C31 Φύλλο1.B1:Φύλλο1.C1" chart:data-source-has-labels="row" svg:x="1.306cm" svg:y="0.18cm" svg:width="10.815cm" svg:height="7.684cm">
          <chart:coordinate-region svg:x="1.398cm" svg:y="0.18cm" svg:width="10.488cm" svg:height="7.048cm"/>
          <chart:axis chart:dimension="x" chart:name="primary-x" chart:style-name="ch4">
            <chart:title svg:x="6.331cm" svg:y="8.045cm" chart:style-name="ch5">
              <text:p>q||*d</text:p>
            </chart:title>
          </chart:axis>
          <chart:axis chart:dimension="y" chart:name="primary-y" chart:style-name="ch6">
            <chart:title svg:x="0.421cm" svg:y="4.47cm" chart:style-name="ch7">
              <text:p>ω/ωτ2</text:p>
            </chart:title>
            <chart:grid chart:style-name="ch8" chart:class="major"/>
          </chart:axis>
          <chart:series chart:style-name="ch9" chart:values-cell-range-address="Φύλλο1.B2:Φύλλο1.B31" chart:label-cell-address="Φύλλο1.B1:Φύλλο1.B1" chart:class="chart:scatter">
            <chart:domain table:cell-range-address="Φύλλο1.A2:Φύλλο1.A31"/>
            <chart:data-point chart:repeated="30"/>
          </chart:series>
          <chart:series chart:style-name="ch10" chart:values-cell-range-address="Φύλλο1.C2:Φύλλο1.C31" chart:label-cell-address="Φύλλο1.C1:Φύλλο1.C1" chart:class="chart:scatter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SYMMETRIC</text:p>
                <draw:g>
                  <svg:desc>Φύλλο1.B1:Φύλλο1.B1</svg:desc>
                </draw:g>
              </table:table-cell>
              <table:table-cell office:value-type="string">
                <text:p>ANTISYMMETRIC</text:p>
                <draw:g>
                  <svg:desc>Φύλλο1.C1:Φύλλο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Φύλλο1.A2:Φύλλο1.A31</svg:desc>
                </draw:g>
              </table:table-cell>
              <table:table-cell office:value-type="float" office:value="0.913">
                <text:p>0.913</text:p>
                <draw:g>
                  <svg:desc>Φύλλο1.B2:Φύλλο1.B31</svg:desc>
                </draw:g>
              </table:table-cell>
              <table:table-cell office:value-type="float" office:value="0.9878">
                <text:p>0.9878</text:p>
                <draw:g>
                  <svg:desc>Φύλλο1.C2:Φύλλο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18">
                <text:p>0.918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22">
                <text:p>0.922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926">
                <text:p>0.926</text:p>
              </table:table-cell>
              <table:table-cell office:value-type="float" office:value="0.9806">
                <text:p>0.9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929">
                <text:p>0.929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932">
                <text:p>0.932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935">
                <text:p>0.935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937">
                <text:p>0.937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39">
                <text:p>0.939</text:p>
              </table:table-cell>
              <table:table-cell office:value-type="float" office:value="0.9718">
                <text:p>0.9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41">
                <text:p>0.941</text:p>
              </table:table-cell>
              <table:table-cell office:value-type="float" office:value="0.9704">
                <text:p>0.9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942">
                <text:p>0.942</text:p>
              </table:table-cell>
              <table:table-cell office:value-type="float" office:value="0.9692">
                <text:p>0.9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944">
                <text:p>0.94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945">
                <text:p>0.945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946">
                <text:p>0.946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947">
                <text:p>0.947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948">
                <text:p>0.948</text:p>
              </table:table-cell>
              <table:table-cell office:value-type="float" office:value="0.9644">
                <text:p>0.9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949">
                <text:p>0.949</text:p>
              </table:table-cell>
              <table:table-cell office:value-type="float" office:value="0.9636">
                <text:p>0.9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9497">
                <text:p>0.9497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503">
                <text:p>0.9503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9509">
                <text:p>0.9509</text:p>
              </table:table-cell>
              <table:table-cell office:value-type="float" office:value="0.9618">
                <text:p>0.9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9515">
                <text:p>0.9515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952">
                <text:p>0.952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9524">
                <text:p>0.9524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9528">
                <text:p>0.9528</text:p>
              </table:table-cell>
              <table:table-cell office:value-type="float" office:value="0.9601">
                <text:p>0.9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9532">
                <text:p>0.9532</text:p>
              </table:table-cell>
              <table:table-cell office:value-type="float" office:value="0.9598">
                <text:p>0.9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9535">
                <text:p>0.9535</text:p>
              </table:table-cell>
              <table:table-cell office:value-type="float" office:value="0.9595">
                <text:p>0.9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9538">
                <text:p>0.9538</text:p>
              </table:table-cell>
              <table:table-cell office:value-type="float" office:value="0.9592">
                <text:p>0.9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95407">
                <text:p>0.95407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9543">
                <text:p>0.9543</text:p>
              </table:table-cell>
              <table:table-cell office:value-type="float" office:value="0.9587">
                <text:p>0.9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9545">
                <text:p>0.9545</text:p>
              </table:table-cell>
              <table:table-cell office:value-type="float" office:value="0.9585">
                <text:p>0.9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32cm" svg:y="3.963cm" style:legend-expansion="high" chart:style-name="ch2"/>
        <chart:plot-area chart:style-name="ch3" table:cell-range-address="'0_1.5'.A1:'0_1.5'.C31" chart:data-source-has-labels="row" svg:x="0.32cm" svg:y="0.18cm" svg:width="13.792cm" svg:height="8.64cm">
          <chart:coordinate-region svg:x="1.221cm" svg:y="0.374cm" svg:width="12.656cm" svg:height="7.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_1.5'.B2:'0_1.5'.B31" chart:label-cell-address="'0_1.5'.B1:'0_1.5'.B1" chart:class="chart:scatter">
            <chart:domain table:cell-range-address="'0_1.5'.A2:'0_1.5'.A31"/>
            <chart:data-point chart:repeated="30"/>
          </chart:series>
          <chart:series chart:style-name="ch8" chart:values-cell-range-address="'0_1.5'.C2:'0_1.5'.C31" chart:label-cell-address="'0_1.5'.C1:'0_1.5'.C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S</text:p>
                <draw:g>
                  <svg:desc>'0_1.5'.B1:'0_1.5'.B1</svg:desc>
                </draw:g>
              </table:table-cell>
              <table:table-cell office:value-type="string">
                <text:p>A</text:p>
                <draw:g>
                  <svg:desc>'0_1.5'.C1:'0_1.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0_1.5'.A2:'0_1.5'.A31</svg:desc>
                </draw:g>
              </table:table-cell>
              <table:table-cell office:value-type="float" office:value="0.913">
                <text:p>0.913</text:p>
                <draw:g>
                  <svg:desc>'0_1.5'.B2:'0_1.5'.B31</svg:desc>
                </draw:g>
              </table:table-cell>
              <table:table-cell office:value-type="float" office:value="0.98778">
                <text:p>0.98778</text:p>
                <draw:g>
                  <svg:desc>'0_1.5'.C2:'0_1.5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1791">
                <text:p>0.91791</text:p>
              </table:table-cell>
              <table:table-cell office:value-type="float" office:value="0.98519">
                <text:p>0.98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22157">
                <text:p>0.922157</text:p>
              </table:table-cell>
              <table:table-cell office:value-type="float" office:value="0.982787">
                <text:p>0.982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925884">
                <text:p>0.925884</text:p>
              </table:table-cell>
              <table:table-cell office:value-type="float" office:value="0.980559">
                <text:p>0.980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929163">
                <text:p>0.929163</text:p>
              </table:table-cell>
              <table:table-cell office:value-type="float" office:value="0.978499">
                <text:p>0.978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932057">
                <text:p>0.932057</text:p>
              </table:table-cell>
              <table:table-cell office:value-type="float" office:value="0.976598">
                <text:p>0.976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934618">
                <text:p>0.934618</text:p>
              </table:table-cell>
              <table:table-cell office:value-type="float" office:value="0.974847">
                <text:p>0.974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936889">
                <text:p>0.936889</text:p>
              </table:table-cell>
              <table:table-cell office:value-type="float" office:value="0.973236">
                <text:p>0.973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38909">
                <text:p>0.938909</text:p>
              </table:table-cell>
              <table:table-cell office:value-type="float" office:value="0.971756">
                <text:p>0.971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40747">
                <text:p>0.940747</text:p>
              </table:table-cell>
              <table:table-cell office:value-type="float" office:value="0.970398">
                <text:p>0.970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94231">
                <text:p>0.94231</text:p>
              </table:table-cell>
              <table:table-cell office:value-type="float" office:value="0.969154">
                <text:p>0.969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943743">
                <text:p>0.943743</text:p>
              </table:table-cell>
              <table:table-cell office:value-type="float" office:value="0.968016">
                <text:p>0.968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945024">
                <text:p>0.945024</text:p>
              </table:table-cell>
              <table:table-cell office:value-type="float" office:value="0.96697">
                <text:p>0.96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94617">
                <text:p>0.94617</text:p>
              </table:table-cell>
              <table:table-cell office:value-type="float" office:value="0.966025">
                <text:p>0.966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9472">
                <text:p>0.9472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94812">
                <text:p>0.94812</text:p>
              </table:table-cell>
              <table:table-cell office:value-type="float" office:value="0.9644">
                <text:p>0.9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94895">
                <text:p>0.94895</text:p>
              </table:table-cell>
              <table:table-cell office:value-type="float" office:value="0.96365">
                <text:p>0.963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9497">
                <text:p>0.9497</text:p>
              </table:table-cell>
              <table:table-cell office:value-type="float" office:value="0.96299">
                <text:p>0.96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5037">
                <text:p>0.95037</text:p>
              </table:table-cell>
              <table:table-cell office:value-type="float" office:value="0.96239">
                <text:p>0.96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95097">
                <text:p>0.95097</text:p>
              </table:table-cell>
              <table:table-cell office:value-type="float" office:value="0.96185">
                <text:p>0.96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95151">
                <text:p>0.95151</text:p>
              </table:table-cell>
              <table:table-cell office:value-type="float" office:value="0.96135">
                <text:p>0.96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952">
                <text:p>0.952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952439">
                <text:p>0.952439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95284">
                <text:p>0.95284</text:p>
              </table:table-cell>
              <table:table-cell office:value-type="float" office:value="0.96013">
                <text:p>0.96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95319">
                <text:p>0.95319</text:p>
              </table:table-cell>
              <table:table-cell office:value-type="float" office:value="0.95979">
                <text:p>0.95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95352">
                <text:p>0.95352</text:p>
              </table:table-cell>
              <table:table-cell office:value-type="float" office:value="0.95949">
                <text:p>0.95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95381">
                <text:p>0.95381</text:p>
              </table:table-cell>
              <table:table-cell office:value-type="float" office:value="0.959209">
                <text:p>0.959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95407">
                <text:p>0.95407</text:p>
              </table:table-cell>
              <table:table-cell office:value-type="float" office:value="0.95896">
                <text:p>0.95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95431">
                <text:p>0.95431</text:p>
              </table:table-cell>
              <table:table-cell office:value-type="float" office:value="0.9587">
                <text:p>0.9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95452">
                <text:p>0.95452</text:p>
              </table:table-cell>
              <table:table-cell office:value-type="float" office:value="0.95852">
                <text:p>0.95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